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 power 4</text:p>
          </table:table-cell>
          <table:table-cell office:value-type="string" calcext:value-type="string">
            <text:p>sum x pow 4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x pw 5 per 5</text:p>
          </table:table-cell>
          <table:table-cell office:value-type="string" calcext:value-type="string">
            <text:p>x pow 5</text:p>
          </table:table-cell>
          <table:table-cell office:value-type="string" calcext:value-type="string">
            <text:p>x pw 4</text:p>
          </table:table-cell>
          <table:table-cell office:value-type="string" calcext:value-type="string">
            <text:p>x pw 3</text:p>
          </table:table-cell>
          <table:table-cell office:value-type="string" calcext:value-type="string">
            <text:p>x pw 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tracted-formula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8]*[.B8]*[.B8]*[.B8]" office:value-type="float" office:value="0" calcext:value-type="float">
            <text:p>0</text:p>
          </table:table-cell>
          <table:table-cell table:formula="of:=SUM([.C$8])" office:value-type="float" office:value="0" calcext:value-type="float">
            <text:p>0</text:p>
          </table:table-cell>
          <table:table-cell table:formula="of:=[.D8]-[.F8]" office:value-type="float" office:value="0" calcext:value-type="float">
            <text:p>0</text:p>
          </table:table-cell>
          <table:table-cell table:formula="of:=[.G8]/5+[.H8]/2+[.I8]/3+0*[.J8]-[.K8]/30" office:value-type="float" office:value="0" calcext:value-type="float">
            <text:p>0</text:p>
          </table:table-cell>
          <table:table-cell table:formula="of:=[.B8]*[.B8]*[.B8]*[.B8]*[.B8]"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table:formula="of:=[.B8]*[.B8]*[.B8]" office:value-type="float" office:value="0" calcext:value-type="float">
            <text:p>0</text:p>
          </table:table-cell>
          <table:table-cell table:formula="of:=[.B8]*[.B8]" office:value-type="float" office:value="0" calcext:value-type="float">
            <text:p>0</text:p>
          </table:table-cell>
          <table:table-cell table:formula="of:=[.B8]" office:value-type="float" office:value="0" calcext:value-type="float">
            <text:p>0</text:p>
          </table:table-cell>
          <table:table-cell/>
          <table:table-cell table:formula="of:=(6*[.B8]*[.B8]*[.B8]*[.B8]*[.B8]+15*[.B8]*[.B8]*[.B8]*[.B8]+10*[.B8]*[.B8]*[.B8]-[.B8])/3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9]*[.B9]*[.B9]*[.B9]" office:value-type="float" office:value="1" calcext:value-type="float">
            <text:p>1</text:p>
          </table:table-cell>
          <table:table-cell table:formula="of:=SUM([.C$8:.C9])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 table:formula="of:=[.G9]/5+[.H9]/2+[.I9]/3+0*[.J9]-[.K9]/30" office:value-type="float" office:value="1" calcext:value-type="float">
            <text:p>1</text:p>
          </table:table-cell>
          <table:table-cell table:formula="of:=[.B9]*[.B9]*[.B9]*[.B9]*[.B9]" office:value-type="float" office:value="1" calcext:value-type="float">
            <text:p>1</text:p>
          </table:table-cell>
          <table:table-cell table:formula="of:=[.C9]" office:value-type="float" office:value="1" calcext:value-type="float">
            <text:p>1</text:p>
          </table:table-cell>
          <table:table-cell table:formula="of:=[.B9]*[.B9]*[.B9]" office:value-type="float" office:value="1" calcext:value-type="float">
            <text:p>1</text:p>
          </table:table-cell>
          <table:table-cell table:formula="of:=[.B9]*[.B9]" office:value-type="float" office:value="1" calcext:value-type="float">
            <text:p>1</text:p>
          </table:table-cell>
          <table:table-cell table:formula="of:=[.B9]" office:value-type="float" office:value="1" calcext:value-type="float">
            <text:p>1</text:p>
          </table:table-cell>
          <table:table-cell/>
          <table:table-cell table:formula="of:=(6*[.B9]*[.B9]*[.B9]*[.B9]*[.B9]+15*[.B9]*[.B9]*[.B9]*[.B9]+10*[.B9]*[.B9]*[.B9]-[.B9])/3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0]*[.B10]*[.B10]*[.B10]" office:value-type="float" office:value="16" calcext:value-type="float">
            <text:p>16</text:p>
          </table:table-cell>
          <table:table-cell table:formula="of:=SUM([.C$8:.C10])" office:value-type="float" office:value="17" calcext:value-type="float">
            <text:p>17</text:p>
          </table:table-cell>
          <table:table-cell table:formula="of:=[.D10]-[.F10]" office:value-type="float" office:value="0" calcext:value-type="float">
            <text:p>0</text:p>
          </table:table-cell>
          <table:table-cell table:formula="of:=[.G10]/5+[.H10]/2+[.I10]/3+0*[.J10]-[.K10]/30" office:value-type="float" office:value="17" calcext:value-type="float">
            <text:p>17</text:p>
          </table:table-cell>
          <table:table-cell table:formula="of:=[.B10]*[.B10]*[.B10]*[.B10]*[.B10]" office:value-type="float" office:value="32" calcext:value-type="float">
            <text:p>32</text:p>
          </table:table-cell>
          <table:table-cell table:formula="of:=[.C10]" office:value-type="float" office:value="16" calcext:value-type="float">
            <text:p>16</text:p>
          </table:table-cell>
          <table:table-cell table:formula="of:=[.B10]*[.B10]*[.B10]" office:value-type="float" office:value="8" calcext:value-type="float">
            <text:p>8</text:p>
          </table:table-cell>
          <table:table-cell table:formula="of:=[.B10]*[.B10]" office:value-type="float" office:value="4" calcext:value-type="float">
            <text:p>4</text:p>
          </table:table-cell>
          <table:table-cell table:formula="of:=[.B10]" office:value-type="float" office:value="2" calcext:value-type="float">
            <text:p>2</text:p>
          </table:table-cell>
          <table:table-cell/>
          <table:table-cell table:formula="of:=(6*[.B10]*[.B10]*[.B10]*[.B10]*[.B10]+15*[.B10]*[.B10]*[.B10]*[.B10]+10*[.B10]*[.B10]*[.B10]-[.B10])/3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1]*[.B11]*[.B11]*[.B11]" office:value-type="float" office:value="81" calcext:value-type="float">
            <text:p>81</text:p>
          </table:table-cell>
          <table:table-cell table:formula="of:=SUM([.C$8:.C11])" office:value-type="float" office:value="98" calcext:value-type="float">
            <text:p>98</text:p>
          </table:table-cell>
          <table:table-cell table:formula="of:=[.D11]-[.F11]" office:value-type="float" office:value="0" calcext:value-type="float">
            <text:p>0</text:p>
          </table:table-cell>
          <table:table-cell table:formula="of:=[.G11]/5+[.H11]/2+[.I11]/3+0*[.J11]-[.K11]/30" office:value-type="float" office:value="98" calcext:value-type="float">
            <text:p>98</text:p>
          </table:table-cell>
          <table:table-cell table:formula="of:=[.B11]*[.B11]*[.B11]*[.B11]*[.B11]" office:value-type="float" office:value="243" calcext:value-type="float">
            <text:p>243</text:p>
          </table:table-cell>
          <table:table-cell table:formula="of:=[.C11]" office:value-type="float" office:value="81" calcext:value-type="float">
            <text:p>81</text:p>
          </table:table-cell>
          <table:table-cell table:formula="of:=[.B11]*[.B11]*[.B11]" office:value-type="float" office:value="27" calcext:value-type="float">
            <text:p>27</text:p>
          </table:table-cell>
          <table:table-cell table:formula="of:=[.B11]*[.B11]" office:value-type="float" office:value="9" calcext:value-type="float">
            <text:p>9</text:p>
          </table:table-cell>
          <table:table-cell table:formula="of:=[.B11]" office:value-type="float" office:value="3" calcext:value-type="float">
            <text:p>3</text:p>
          </table:table-cell>
          <table:table-cell/>
          <table:table-cell table:formula="of:=(6*[.B11]*[.B11]*[.B11]*[.B11]*[.B11]+15*[.B11]*[.B11]*[.B11]*[.B11]+10*[.B11]*[.B11]*[.B11]-[.B11])/30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12]*[.B12]*[.B12]*[.B12]" office:value-type="float" office:value="256" calcext:value-type="float">
            <text:p>256</text:p>
          </table:table-cell>
          <table:table-cell table:formula="of:=SUM([.C$8:.C12])" office:value-type="float" office:value="354" calcext:value-type="float">
            <text:p>354</text:p>
          </table:table-cell>
          <table:table-cell table:formula="of:=[.D12]-[.F12]" office:value-type="float" office:value="0" calcext:value-type="float">
            <text:p>0</text:p>
          </table:table-cell>
          <table:table-cell table:formula="of:=[.G12]/5+[.H12]/2+[.I12]/3+0*[.J12]-[.K12]/30" office:value-type="float" office:value="354" calcext:value-type="float">
            <text:p>354</text:p>
          </table:table-cell>
          <table:table-cell table:formula="of:=[.B12]*[.B12]*[.B12]*[.B12]*[.B12]" office:value-type="float" office:value="1024" calcext:value-type="float">
            <text:p>1024</text:p>
          </table:table-cell>
          <table:table-cell table:formula="of:=[.C12]" office:value-type="float" office:value="256" calcext:value-type="float">
            <text:p>256</text:p>
          </table:table-cell>
          <table:table-cell table:formula="of:=[.B12]*[.B12]*[.B12]" office:value-type="float" office:value="64" calcext:value-type="float">
            <text:p>64</text:p>
          </table:table-cell>
          <table:table-cell table:formula="of:=[.B12]*[.B12]" office:value-type="float" office:value="16" calcext:value-type="float">
            <text:p>16</text:p>
          </table:table-cell>
          <table:table-cell table:formula="of:=[.B12]" office:value-type="float" office:value="4" calcext:value-type="float">
            <text:p>4</text:p>
          </table:table-cell>
          <table:table-cell/>
          <table:table-cell table:formula="of:=(6*[.B12]*[.B12]*[.B12]*[.B12]*[.B12]+15*[.B12]*[.B12]*[.B12]*[.B12]+10*[.B12]*[.B12]*[.B12]-[.B12])/30"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3]*[.B13]*[.B13]*[.B13]" office:value-type="float" office:value="625" calcext:value-type="float">
            <text:p>625</text:p>
          </table:table-cell>
          <table:table-cell table:formula="of:=SUM([.C$8:.C13])" office:value-type="float" office:value="979" calcext:value-type="float">
            <text:p>979</text:p>
          </table:table-cell>
          <table:table-cell table:formula="of:=[.D13]-[.F13]" office:value-type="float" office:value="0" calcext:value-type="float">
            <text:p>0</text:p>
          </table:table-cell>
          <table:table-cell table:formula="of:=[.G13]/5+[.H13]/2+[.I13]/3+0*[.J13]-[.K13]/30" office:value-type="float" office:value="979" calcext:value-type="float">
            <text:p>979</text:p>
          </table:table-cell>
          <table:table-cell table:formula="of:=[.B13]*[.B13]*[.B13]*[.B13]*[.B13]" office:value-type="float" office:value="3125" calcext:value-type="float">
            <text:p>3125</text:p>
          </table:table-cell>
          <table:table-cell table:formula="of:=[.C13]" office:value-type="float" office:value="625" calcext:value-type="float">
            <text:p>625</text:p>
          </table:table-cell>
          <table:table-cell table:formula="of:=[.B13]*[.B13]*[.B13]" office:value-type="float" office:value="125" calcext:value-type="float">
            <text:p>125</text:p>
          </table:table-cell>
          <table:table-cell table:formula="of:=[.B13]*[.B13]" office:value-type="float" office:value="25" calcext:value-type="float">
            <text:p>25</text:p>
          </table:table-cell>
          <table:table-cell table:formula="of:=[.B13]" office:value-type="float" office:value="5" calcext:value-type="float">
            <text:p>5</text:p>
          </table:table-cell>
          <table:table-cell/>
          <table:table-cell table:formula="of:=(6*[.B13]*[.B13]*[.B13]*[.B13]*[.B13]+15*[.B13]*[.B13]*[.B13]*[.B13]+10*[.B13]*[.B13]*[.B13]-[.B13])/30" office:value-type="float" office:value="979" calcext:value-type="float">
            <text:p>97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4]*[.B14]*[.B14]*[.B14]" office:value-type="float" office:value="1296" calcext:value-type="float">
            <text:p>1296</text:p>
          </table:table-cell>
          <table:table-cell table:formula="of:=SUM([.C$8:.C14])" office:value-type="float" office:value="2275" calcext:value-type="float">
            <text:p>2275</text:p>
          </table:table-cell>
          <table:table-cell table:formula="of:=[.D14]-[.F14]" office:value-type="float" office:value="0" calcext:value-type="float">
            <text:p>0</text:p>
          </table:table-cell>
          <table:table-cell table:formula="of:=[.G14]/5+[.H14]/2+[.I14]/3+0*[.J14]-[.K14]/30" office:value-type="float" office:value="2275" calcext:value-type="float">
            <text:p>2275</text:p>
          </table:table-cell>
          <table:table-cell table:formula="of:=[.B14]*[.B14]*[.B14]*[.B14]*[.B14]" office:value-type="float" office:value="7776" calcext:value-type="float">
            <text:p>7776</text:p>
          </table:table-cell>
          <table:table-cell table:formula="of:=[.C14]" office:value-type="float" office:value="1296" calcext:value-type="float">
            <text:p>1296</text:p>
          </table:table-cell>
          <table:table-cell table:formula="of:=[.B14]*[.B14]*[.B14]" office:value-type="float" office:value="216" calcext:value-type="float">
            <text:p>216</text:p>
          </table:table-cell>
          <table:table-cell table:formula="of:=[.B14]*[.B14]" office:value-type="float" office:value="36" calcext:value-type="float">
            <text:p>36</text:p>
          </table:table-cell>
          <table:table-cell table:formula="of:=[.B14]" office:value-type="float" office:value="6" calcext:value-type="float">
            <text:p>6</text:p>
          </table:table-cell>
          <table:table-cell/>
          <table:table-cell table:formula="of:=(6*[.B14]*[.B14]*[.B14]*[.B14]*[.B14]+15*[.B14]*[.B14]*[.B14]*[.B14]+10*[.B14]*[.B14]*[.B14]-[.B14])/30" office:value-type="float" office:value="2275" calcext:value-type="float">
            <text:p>22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5]*[.B15]*[.B15]*[.B15]" office:value-type="float" office:value="2401" calcext:value-type="float">
            <text:p>2401</text:p>
          </table:table-cell>
          <table:table-cell table:formula="of:=SUM([.C$8:.C15])" office:value-type="float" office:value="4676" calcext:value-type="float">
            <text:p>4676</text:p>
          </table:table-cell>
          <table:table-cell table:formula="of:=[.D15]-[.F15]" office:value-type="float" office:value="0" calcext:value-type="float">
            <text:p>0</text:p>
          </table:table-cell>
          <table:table-cell table:formula="of:=[.G15]/5+[.H15]/2+[.I15]/3+0*[.J15]-[.K15]/30" office:value-type="float" office:value="4676" calcext:value-type="float">
            <text:p>4676</text:p>
          </table:table-cell>
          <table:table-cell table:formula="of:=[.B15]*[.B15]*[.B15]*[.B15]*[.B15]" office:value-type="float" office:value="16807" calcext:value-type="float">
            <text:p>16807</text:p>
          </table:table-cell>
          <table:table-cell table:formula="of:=[.C15]" office:value-type="float" office:value="2401" calcext:value-type="float">
            <text:p>2401</text:p>
          </table:table-cell>
          <table:table-cell table:formula="of:=[.B15]*[.B15]*[.B15]" office:value-type="float" office:value="343" calcext:value-type="float">
            <text:p>343</text:p>
          </table:table-cell>
          <table:table-cell table:formula="of:=[.B15]*[.B15]" office:value-type="float" office:value="49" calcext:value-type="float">
            <text:p>49</text:p>
          </table:table-cell>
          <table:table-cell table:formula="of:=[.B15]" office:value-type="float" office:value="7" calcext:value-type="float">
            <text:p>7</text:p>
          </table:table-cell>
          <table:table-cell/>
          <table:table-cell table:formula="of:=(6*[.B15]*[.B15]*[.B15]*[.B15]*[.B15]+15*[.B15]*[.B15]*[.B15]*[.B15]+10*[.B15]*[.B15]*[.B15]-[.B15])/30" office:value-type="float" office:value="4676" calcext:value-type="float">
            <text:p>46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6]*[.B16]*[.B16]*[.B16]" office:value-type="float" office:value="4096" calcext:value-type="float">
            <text:p>4096</text:p>
          </table:table-cell>
          <table:table-cell table:formula="of:=SUM([.C$8:.C16])" office:value-type="float" office:value="8772" calcext:value-type="float">
            <text:p>8772</text:p>
          </table:table-cell>
          <table:table-cell table:formula="of:=[.D16]-[.F16]" office:value-type="float" office:value="0" calcext:value-type="float">
            <text:p>0</text:p>
          </table:table-cell>
          <table:table-cell table:formula="of:=[.G16]/5+[.H16]/2+[.I16]/3+0*[.J16]-[.K16]/30" office:value-type="float" office:value="8772" calcext:value-type="float">
            <text:p>8772</text:p>
          </table:table-cell>
          <table:table-cell table:formula="of:=[.B16]*[.B16]*[.B16]*[.B16]*[.B16]" office:value-type="float" office:value="32768" calcext:value-type="float">
            <text:p>32768</text:p>
          </table:table-cell>
          <table:table-cell table:formula="of:=[.C16]" office:value-type="float" office:value="4096" calcext:value-type="float">
            <text:p>4096</text:p>
          </table:table-cell>
          <table:table-cell table:formula="of:=[.B16]*[.B16]*[.B16]" office:value-type="float" office:value="512" calcext:value-type="float">
            <text:p>512</text:p>
          </table:table-cell>
          <table:table-cell table:formula="of:=[.B16]*[.B16]" office:value-type="float" office:value="64" calcext:value-type="float">
            <text:p>64</text:p>
          </table:table-cell>
          <table:table-cell table:formula="of:=[.B16]" office:value-type="float" office:value="8" calcext:value-type="float">
            <text:p>8</text:p>
          </table:table-cell>
          <table:table-cell/>
          <table:table-cell table:formula="of:=(6*[.B16]*[.B16]*[.B16]*[.B16]*[.B16]+15*[.B16]*[.B16]*[.B16]*[.B16]+10*[.B16]*[.B16]*[.B16]-[.B16])/30" office:value-type="float" office:value="8772" calcext:value-type="float">
            <text:p>87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7]*[.B17]*[.B17]*[.B17]" office:value-type="float" office:value="6561" calcext:value-type="float">
            <text:p>6561</text:p>
          </table:table-cell>
          <table:table-cell table:formula="of:=SUM([.C$8:.C17])" office:value-type="float" office:value="15333" calcext:value-type="float">
            <text:p>15333</text:p>
          </table:table-cell>
          <table:table-cell table:formula="of:=[.D17]-[.F17]" office:value-type="float" office:value="0" calcext:value-type="float">
            <text:p>0</text:p>
          </table:table-cell>
          <table:table-cell table:formula="of:=[.G17]/5+[.H17]/2+[.I17]/3+0*[.J17]-[.K17]/30" office:value-type="float" office:value="15333" calcext:value-type="float">
            <text:p>15333</text:p>
          </table:table-cell>
          <table:table-cell table:formula="of:=[.B17]*[.B17]*[.B17]*[.B17]*[.B17]" office:value-type="float" office:value="59049" calcext:value-type="float">
            <text:p>59049</text:p>
          </table:table-cell>
          <table:table-cell table:formula="of:=[.C17]" office:value-type="float" office:value="6561" calcext:value-type="float">
            <text:p>6561</text:p>
          </table:table-cell>
          <table:table-cell table:formula="of:=[.B17]*[.B17]*[.B17]" office:value-type="float" office:value="729" calcext:value-type="float">
            <text:p>729</text:p>
          </table:table-cell>
          <table:table-cell table:formula="of:=[.B17]*[.B17]" office:value-type="float" office:value="81" calcext:value-type="float">
            <text:p>81</text:p>
          </table:table-cell>
          <table:table-cell table:formula="of:=[.B17]" office:value-type="float" office:value="9" calcext:value-type="float">
            <text:p>9</text:p>
          </table:table-cell>
          <table:table-cell/>
          <table:table-cell table:formula="of:=(6*[.B17]*[.B17]*[.B17]*[.B17]*[.B17]+15*[.B17]*[.B17]*[.B17]*[.B17]+10*[.B17]*[.B17]*[.B17]-[.B17])/30" office:value-type="float" office:value="15333" calcext:value-type="float">
            <text:p>153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8]*[.B18]*[.B18]*[.B18]" office:value-type="float" office:value="10000" calcext:value-type="float">
            <text:p>10000</text:p>
          </table:table-cell>
          <table:table-cell table:formula="of:=SUM([.C$8:.C18])" office:value-type="float" office:value="25333" calcext:value-type="float">
            <text:p>25333</text:p>
          </table:table-cell>
          <table:table-cell table:formula="of:=[.D18]-[.F18]" office:value-type="float" office:value="0" calcext:value-type="float">
            <text:p>0</text:p>
          </table:table-cell>
          <table:table-cell table:formula="of:=[.G18]/5+[.H18]/2+[.I18]/3+0*[.J18]-[.K18]/30" office:value-type="float" office:value="25333" calcext:value-type="float">
            <text:p>25333</text:p>
          </table:table-cell>
          <table:table-cell table:formula="of:=[.B18]*[.B18]*[.B18]*[.B18]*[.B18]" office:value-type="float" office:value="100000" calcext:value-type="float">
            <text:p>100000</text:p>
          </table:table-cell>
          <table:table-cell table:formula="of:=[.C18]" office:value-type="float" office:value="10000" calcext:value-type="float">
            <text:p>10000</text:p>
          </table:table-cell>
          <table:table-cell table:formula="of:=[.B18]*[.B18]*[.B18]" office:value-type="float" office:value="1000" calcext:value-type="float">
            <text:p>1000</text:p>
          </table:table-cell>
          <table:table-cell table:formula="of:=[.B18]*[.B18]" office:value-type="float" office:value="100" calcext:value-type="float">
            <text:p>100</text:p>
          </table:table-cell>
          <table:table-cell table:formula="of:=[.B18]" office:value-type="float" office:value="10" calcext:value-type="float">
            <text:p>10</text:p>
          </table:table-cell>
          <table:table-cell/>
          <table:table-cell table:formula="of:=(6*[.B18]*[.B18]*[.B18]*[.B18]*[.B18]+15*[.B18]*[.B18]*[.B18]*[.B18]+10*[.B18]*[.B18]*[.B18]-[.B18])/30" office:value-type="float" office:value="25333" calcext:value-type="float">
            <text:p>25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9]*[.B19]*[.B19]*[.B19]" office:value-type="float" office:value="14641" calcext:value-type="float">
            <text:p>14641</text:p>
          </table:table-cell>
          <table:table-cell table:formula="of:=SUM([.C$8:.C19])" office:value-type="float" office:value="39974" calcext:value-type="float">
            <text:p>39974</text:p>
          </table:table-cell>
          <table:table-cell table:formula="of:=[.D19]-[.F19]" office:value-type="float" office:value="0" calcext:value-type="float">
            <text:p>0</text:p>
          </table:table-cell>
          <table:table-cell table:formula="of:=[.G19]/5+[.H19]/2+[.I19]/3+0*[.J19]-[.K19]/30" office:value-type="float" office:value="39974" calcext:value-type="float">
            <text:p>39974</text:p>
          </table:table-cell>
          <table:table-cell table:formula="of:=[.B19]*[.B19]*[.B19]*[.B19]*[.B19]" office:value-type="float" office:value="161051" calcext:value-type="float">
            <text:p>161051</text:p>
          </table:table-cell>
          <table:table-cell table:formula="of:=[.C19]" office:value-type="float" office:value="14641" calcext:value-type="float">
            <text:p>14641</text:p>
          </table:table-cell>
          <table:table-cell table:formula="of:=[.B19]*[.B19]*[.B19]" office:value-type="float" office:value="1331" calcext:value-type="float">
            <text:p>1331</text:p>
          </table:table-cell>
          <table:table-cell table:formula="of:=[.B19]*[.B19]" office:value-type="float" office:value="121" calcext:value-type="float">
            <text:p>121</text:p>
          </table:table-cell>
          <table:table-cell table:formula="of:=[.B19]" office:value-type="float" office:value="11" calcext:value-type="float">
            <text:p>11</text:p>
          </table:table-cell>
          <table:table-cell/>
          <table:table-cell table:formula="of:=(6*[.B19]*[.B19]*[.B19]*[.B19]*[.B19]+15*[.B19]*[.B19]*[.B19]*[.B19]+10*[.B19]*[.B19]*[.B19]-[.B19])/30" office:value-type="float" office:value="39974" calcext:value-type="float">
            <text:p>3997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20]*[.B20]*[.B20]*[.B20]" office:value-type="float" office:value="20736" calcext:value-type="float">
            <text:p>20736</text:p>
          </table:table-cell>
          <table:table-cell table:formula="of:=SUM([.C$8:.C20])" office:value-type="float" office:value="60710" calcext:value-type="float">
            <text:p>60710</text:p>
          </table:table-cell>
          <table:table-cell table:formula="of:=[.D20]-[.F20]" office:value-type="float" office:value="0" calcext:value-type="float">
            <text:p>0</text:p>
          </table:table-cell>
          <table:table-cell table:formula="of:=[.G20]/5+[.H20]/2+[.I20]/3+0*[.J20]-[.K20]/30" office:value-type="float" office:value="60710" calcext:value-type="float">
            <text:p>60710</text:p>
          </table:table-cell>
          <table:table-cell table:formula="of:=[.B20]*[.B20]*[.B20]*[.B20]*[.B20]" office:value-type="float" office:value="248832" calcext:value-type="float">
            <text:p>248832</text:p>
          </table:table-cell>
          <table:table-cell table:formula="of:=[.C20]" office:value-type="float" office:value="20736" calcext:value-type="float">
            <text:p>20736</text:p>
          </table:table-cell>
          <table:table-cell table:formula="of:=[.B20]*[.B20]*[.B20]" office:value-type="float" office:value="1728" calcext:value-type="float">
            <text:p>1728</text:p>
          </table:table-cell>
          <table:table-cell table:formula="of:=[.B20]*[.B20]" office:value-type="float" office:value="144" calcext:value-type="float">
            <text:p>144</text:p>
          </table:table-cell>
          <table:table-cell table:formula="of:=[.B20]" office:value-type="float" office:value="12" calcext:value-type="float">
            <text:p>12</text:p>
          </table:table-cell>
          <table:table-cell/>
          <table:table-cell table:formula="of:=(6*[.B20]*[.B20]*[.B20]*[.B20]*[.B20]+15*[.B20]*[.B20]*[.B20]*[.B20]+10*[.B20]*[.B20]*[.B20]-[.B20])/30" office:value-type="float" office:value="60710" calcext:value-type="float">
            <text:p>6071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21]*[.B21]*[.B21]*[.B21]" office:value-type="float" office:value="28561" calcext:value-type="float">
            <text:p>28561</text:p>
          </table:table-cell>
          <table:table-cell table:formula="of:=SUM([.C$8:.C21])" office:value-type="float" office:value="89271" calcext:value-type="float">
            <text:p>89271</text:p>
          </table:table-cell>
          <table:table-cell table:formula="of:=[.D21]-[.F21]" office:value-type="float" office:value="0" calcext:value-type="float">
            <text:p>0</text:p>
          </table:table-cell>
          <table:table-cell table:formula="of:=[.G21]/5+[.H21]/2+[.I21]/3+0*[.J21]-[.K21]/30" office:value-type="float" office:value="89271" calcext:value-type="float">
            <text:p>89271</text:p>
          </table:table-cell>
          <table:table-cell table:formula="of:=[.B21]*[.B21]*[.B21]*[.B21]*[.B21]" office:value-type="float" office:value="371293" calcext:value-type="float">
            <text:p>371293</text:p>
          </table:table-cell>
          <table:table-cell table:formula="of:=[.C21]" office:value-type="float" office:value="28561" calcext:value-type="float">
            <text:p>28561</text:p>
          </table:table-cell>
          <table:table-cell table:formula="of:=[.B21]*[.B21]*[.B21]" office:value-type="float" office:value="2197" calcext:value-type="float">
            <text:p>2197</text:p>
          </table:table-cell>
          <table:table-cell table:formula="of:=[.B21]*[.B21]" office:value-type="float" office:value="169" calcext:value-type="float">
            <text:p>169</text:p>
          </table:table-cell>
          <table:table-cell table:formula="of:=[.B21]" office:value-type="float" office:value="13" calcext:value-type="float">
            <text:p>13</text:p>
          </table:table-cell>
          <table:table-cell/>
          <table:table-cell table:formula="of:=(6*[.B21]*[.B21]*[.B21]*[.B21]*[.B21]+15*[.B21]*[.B21]*[.B21]*[.B21]+10*[.B21]*[.B21]*[.B21]-[.B21])/30" office:value-type="float" office:value="89271" calcext:value-type="float">
            <text:p>8927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22]*[.B22]*[.B22]*[.B22]" office:value-type="float" office:value="38416" calcext:value-type="float">
            <text:p>38416</text:p>
          </table:table-cell>
          <table:table-cell table:formula="of:=SUM([.C$8:.C22])" office:value-type="float" office:value="127687" calcext:value-type="float">
            <text:p>127687</text:p>
          </table:table-cell>
          <table:table-cell table:formula="of:=[.D22]-[.F22]" office:value-type="float" office:value="0" calcext:value-type="float">
            <text:p>0</text:p>
          </table:table-cell>
          <table:table-cell table:formula="of:=[.G22]/5+[.H22]/2+[.I22]/3+0*[.J22]-[.K22]/30" office:value-type="float" office:value="127687" calcext:value-type="float">
            <text:p>127687</text:p>
          </table:table-cell>
          <table:table-cell table:formula="of:=[.B22]*[.B22]*[.B22]*[.B22]*[.B22]" office:value-type="float" office:value="537824" calcext:value-type="float">
            <text:p>537824</text:p>
          </table:table-cell>
          <table:table-cell table:formula="of:=[.C22]" office:value-type="float" office:value="38416" calcext:value-type="float">
            <text:p>38416</text:p>
          </table:table-cell>
          <table:table-cell table:formula="of:=[.B22]*[.B22]*[.B22]" office:value-type="float" office:value="2744" calcext:value-type="float">
            <text:p>2744</text:p>
          </table:table-cell>
          <table:table-cell table:formula="of:=[.B22]*[.B22]" office:value-type="float" office:value="196" calcext:value-type="float">
            <text:p>196</text:p>
          </table:table-cell>
          <table:table-cell table:formula="of:=[.B22]" office:value-type="float" office:value="14" calcext:value-type="float">
            <text:p>14</text:p>
          </table:table-cell>
          <table:table-cell/>
          <table:table-cell table:formula="of:=(6*[.B22]*[.B22]*[.B22]*[.B22]*[.B22]+15*[.B22]*[.B22]*[.B22]*[.B22]+10*[.B22]*[.B22]*[.B22]-[.B22])/30" office:value-type="float" office:value="127687" calcext:value-type="float">
            <text:p>12768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3]*[.B23]*[.B23]*[.B23]" office:value-type="float" office:value="50625" calcext:value-type="float">
            <text:p>50625</text:p>
          </table:table-cell>
          <table:table-cell table:formula="of:=SUM([.C$8:.C23])" office:value-type="float" office:value="178312" calcext:value-type="float">
            <text:p>178312</text:p>
          </table:table-cell>
          <table:table-cell table:formula="of:=[.D23]-[.F23]" office:value-type="float" office:value="0" calcext:value-type="float">
            <text:p>0</text:p>
          </table:table-cell>
          <table:table-cell table:formula="of:=[.G23]/5+[.H23]/2+[.I23]/3+0*[.J23]-[.K23]/30" office:value-type="float" office:value="178312" calcext:value-type="float">
            <text:p>178312</text:p>
          </table:table-cell>
          <table:table-cell table:formula="of:=[.B23]*[.B23]*[.B23]*[.B23]*[.B23]" office:value-type="float" office:value="759375" calcext:value-type="float">
            <text:p>759375</text:p>
          </table:table-cell>
          <table:table-cell table:formula="of:=[.C23]" office:value-type="float" office:value="50625" calcext:value-type="float">
            <text:p>50625</text:p>
          </table:table-cell>
          <table:table-cell table:formula="of:=[.B23]*[.B23]*[.B23]" office:value-type="float" office:value="3375" calcext:value-type="float">
            <text:p>3375</text:p>
          </table:table-cell>
          <table:table-cell table:formula="of:=[.B23]*[.B23]" office:value-type="float" office:value="225" calcext:value-type="float">
            <text:p>225</text:p>
          </table:table-cell>
          <table:table-cell table:formula="of:=[.B23]" office:value-type="float" office:value="15" calcext:value-type="float">
            <text:p>15</text:p>
          </table:table-cell>
          <table:table-cell/>
          <table:table-cell table:formula="of:=(6*[.B23]*[.B23]*[.B23]*[.B23]*[.B23]+15*[.B23]*[.B23]*[.B23]*[.B23]+10*[.B23]*[.B23]*[.B23]-[.B23])/30" office:value-type="float" office:value="178312" calcext:value-type="float">
            <text:p>17831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24]*[.B24]*[.B24]*[.B24]" office:value-type="float" office:value="65536" calcext:value-type="float">
            <text:p>65536</text:p>
          </table:table-cell>
          <table:table-cell table:formula="of:=SUM([.C$8:.C24])" office:value-type="float" office:value="243848" calcext:value-type="float">
            <text:p>243848</text:p>
          </table:table-cell>
          <table:table-cell table:formula="of:=[.D24]-[.F24]" office:value-type="float" office:value="0" calcext:value-type="float">
            <text:p>0</text:p>
          </table:table-cell>
          <table:table-cell table:formula="of:=[.G24]/5+[.H24]/2+[.I24]/3+0*[.J24]-[.K24]/30" office:value-type="float" office:value="243848" calcext:value-type="float">
            <text:p>243848</text:p>
          </table:table-cell>
          <table:table-cell table:formula="of:=[.B24]*[.B24]*[.B24]*[.B24]*[.B24]" office:value-type="float" office:value="1048576" calcext:value-type="float">
            <text:p>1048576</text:p>
          </table:table-cell>
          <table:table-cell table:formula="of:=[.C24]" office:value-type="float" office:value="65536" calcext:value-type="float">
            <text:p>65536</text:p>
          </table:table-cell>
          <table:table-cell table:formula="of:=[.B24]*[.B24]*[.B24]" office:value-type="float" office:value="4096" calcext:value-type="float">
            <text:p>4096</text:p>
          </table:table-cell>
          <table:table-cell table:formula="of:=[.B24]*[.B24]" office:value-type="float" office:value="256" calcext:value-type="float">
            <text:p>256</text:p>
          </table:table-cell>
          <table:table-cell table:formula="of:=[.B24]" office:value-type="float" office:value="16" calcext:value-type="float">
            <text:p>16</text:p>
          </table:table-cell>
          <table:table-cell/>
          <table:table-cell table:formula="of:=(6*[.B24]*[.B24]*[.B24]*[.B24]*[.B24]+15*[.B24]*[.B24]*[.B24]*[.B24]+10*[.B24]*[.B24]*[.B24]-[.B24])/30" office:value-type="float" office:value="243848" calcext:value-type="float">
            <text:p>24384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25]*[.B25]*[.B25]*[.B25]" office:value-type="float" office:value="83521" calcext:value-type="float">
            <text:p>83521</text:p>
          </table:table-cell>
          <table:table-cell table:formula="of:=SUM([.C$8:.C25])" office:value-type="float" office:value="327369" calcext:value-type="float">
            <text:p>327369</text:p>
          </table:table-cell>
          <table:table-cell table:formula="of:=[.D25]-[.F25]" office:value-type="float" office:value="0" calcext:value-type="float">
            <text:p>0</text:p>
          </table:table-cell>
          <table:table-cell table:formula="of:=[.G25]/5+[.H25]/2+[.I25]/3+0*[.J25]-[.K25]/30" office:value-type="float" office:value="327369" calcext:value-type="float">
            <text:p>327369</text:p>
          </table:table-cell>
          <table:table-cell table:formula="of:=[.B25]*[.B25]*[.B25]*[.B25]*[.B25]" office:value-type="float" office:value="1419857" calcext:value-type="float">
            <text:p>1419857</text:p>
          </table:table-cell>
          <table:table-cell table:formula="of:=[.C25]" office:value-type="float" office:value="83521" calcext:value-type="float">
            <text:p>83521</text:p>
          </table:table-cell>
          <table:table-cell table:formula="of:=[.B25]*[.B25]*[.B25]" office:value-type="float" office:value="4913" calcext:value-type="float">
            <text:p>4913</text:p>
          </table:table-cell>
          <table:table-cell table:formula="of:=[.B25]*[.B25]" office:value-type="float" office:value="289" calcext:value-type="float">
            <text:p>289</text:p>
          </table:table-cell>
          <table:table-cell table:formula="of:=[.B25]" office:value-type="float" office:value="17" calcext:value-type="float">
            <text:p>17</text:p>
          </table:table-cell>
          <table:table-cell/>
          <table:table-cell table:formula="of:=(6*[.B25]*[.B25]*[.B25]*[.B25]*[.B25]+15*[.B25]*[.B25]*[.B25]*[.B25]+10*[.B25]*[.B25]*[.B25]-[.B25])/30" office:value-type="float" office:value="327369" calcext:value-type="float">
            <text:p>32736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6]*[.B26]*[.B26]*[.B26]" office:value-type="float" office:value="104976" calcext:value-type="float">
            <text:p>104976</text:p>
          </table:table-cell>
          <table:table-cell table:formula="of:=SUM([.C$8:.C26])" office:value-type="float" office:value="432345" calcext:value-type="float">
            <text:p>432345</text:p>
          </table:table-cell>
          <table:table-cell table:formula="of:=[.D26]-[.F26]" office:value-type="float" office:value="0" calcext:value-type="float">
            <text:p>0</text:p>
          </table:table-cell>
          <table:table-cell table:formula="of:=[.G26]/5+[.H26]/2+[.I26]/3+0*[.J26]-[.K26]/30" office:value-type="float" office:value="432345" calcext:value-type="float">
            <text:p>432345</text:p>
          </table:table-cell>
          <table:table-cell table:formula="of:=[.B26]*[.B26]*[.B26]*[.B26]*[.B26]" office:value-type="float" office:value="1889568" calcext:value-type="float">
            <text:p>1889568</text:p>
          </table:table-cell>
          <table:table-cell table:formula="of:=[.C26]" office:value-type="float" office:value="104976" calcext:value-type="float">
            <text:p>104976</text:p>
          </table:table-cell>
          <table:table-cell table:formula="of:=[.B26]*[.B26]*[.B26]" office:value-type="float" office:value="5832" calcext:value-type="float">
            <text:p>5832</text:p>
          </table:table-cell>
          <table:table-cell table:formula="of:=[.B26]*[.B26]" office:value-type="float" office:value="324" calcext:value-type="float">
            <text:p>324</text:p>
          </table:table-cell>
          <table:table-cell table:formula="of:=[.B26]" office:value-type="float" office:value="18" calcext:value-type="float">
            <text:p>18</text:p>
          </table:table-cell>
          <table:table-cell/>
          <table:table-cell table:formula="of:=(6*[.B26]*[.B26]*[.B26]*[.B26]*[.B26]+15*[.B26]*[.B26]*[.B26]*[.B26]+10*[.B26]*[.B26]*[.B26]-[.B26])/30" office:value-type="float" office:value="432345" calcext:value-type="float">
            <text:p>43234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7]*[.B27]*[.B27]*[.B27]" office:value-type="float" office:value="130321" calcext:value-type="float">
            <text:p>130321</text:p>
          </table:table-cell>
          <table:table-cell table:formula="of:=SUM([.C$8:.C27])" office:value-type="float" office:value="562666" calcext:value-type="float">
            <text:p>562666</text:p>
          </table:table-cell>
          <table:table-cell table:formula="of:=[.D27]-[.F27]" office:value-type="float" office:value="0" calcext:value-type="float">
            <text:p>0</text:p>
          </table:table-cell>
          <table:table-cell table:formula="of:=[.G27]/5+[.H27]/2+[.I27]/3+0*[.J27]-[.K27]/30" office:value-type="float" office:value="562666" calcext:value-type="float">
            <text:p>562666</text:p>
          </table:table-cell>
          <table:table-cell table:formula="of:=[.B27]*[.B27]*[.B27]*[.B27]*[.B27]" office:value-type="float" office:value="2476099" calcext:value-type="float">
            <text:p>2476099</text:p>
          </table:table-cell>
          <table:table-cell table:formula="of:=[.C27]" office:value-type="float" office:value="130321" calcext:value-type="float">
            <text:p>130321</text:p>
          </table:table-cell>
          <table:table-cell table:formula="of:=[.B27]*[.B27]*[.B27]" office:value-type="float" office:value="6859" calcext:value-type="float">
            <text:p>6859</text:p>
          </table:table-cell>
          <table:table-cell table:formula="of:=[.B27]*[.B27]" office:value-type="float" office:value="361" calcext:value-type="float">
            <text:p>361</text:p>
          </table:table-cell>
          <table:table-cell table:formula="of:=[.B27]" office:value-type="float" office:value="19" calcext:value-type="float">
            <text:p>19</text:p>
          </table:table-cell>
          <table:table-cell/>
          <table:table-cell table:formula="of:=(6*[.B27]*[.B27]*[.B27]*[.B27]*[.B27]+15*[.B27]*[.B27]*[.B27]*[.B27]+10*[.B27]*[.B27]*[.B27]-[.B27])/30" office:value-type="float" office:value="562666" calcext:value-type="float">
            <text:p>56266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8]*[.B28]*[.B28]*[.B28]" office:value-type="float" office:value="160000" calcext:value-type="float">
            <text:p>160000</text:p>
          </table:table-cell>
          <table:table-cell table:formula="of:=SUM([.C$8:.C28])" office:value-type="float" office:value="722666" calcext:value-type="float">
            <text:p>722666</text:p>
          </table:table-cell>
          <table:table-cell table:formula="of:=[.D28]-[.F28]" office:value-type="float" office:value="0" calcext:value-type="float">
            <text:p>0</text:p>
          </table:table-cell>
          <table:table-cell table:formula="of:=[.G28]/5+[.H28]/2+[.I28]/3+0*[.J28]-[.K28]/30" office:value-type="float" office:value="722666" calcext:value-type="float">
            <text:p>722666</text:p>
          </table:table-cell>
          <table:table-cell table:formula="of:=[.B28]*[.B28]*[.B28]*[.B28]*[.B28]" office:value-type="float" office:value="3200000" calcext:value-type="float">
            <text:p>3200000</text:p>
          </table:table-cell>
          <table:table-cell table:formula="of:=[.C28]" office:value-type="float" office:value="160000" calcext:value-type="float">
            <text:p>160000</text:p>
          </table:table-cell>
          <table:table-cell table:formula="of:=[.B28]*[.B28]*[.B28]" office:value-type="float" office:value="8000" calcext:value-type="float">
            <text:p>8000</text:p>
          </table:table-cell>
          <table:table-cell table:formula="of:=[.B28]*[.B28]" office:value-type="float" office:value="400" calcext:value-type="float">
            <text:p>400</text:p>
          </table:table-cell>
          <table:table-cell table:formula="of:=[.B28]" office:value-type="float" office:value="20" calcext:value-type="float">
            <text:p>20</text:p>
          </table:table-cell>
          <table:table-cell/>
          <table:table-cell table:formula="of:=(6*[.B28]*[.B28]*[.B28]*[.B28]*[.B28]+15*[.B28]*[.B28]*[.B28]*[.B28]+10*[.B28]*[.B28]*[.B28]-[.B28])/30" office:value-type="float" office:value="722666" calcext:value-type="float">
            <text:p>72266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29]*[.B29]*[.B29]*[.B29]" office:value-type="float" office:value="194481" calcext:value-type="float">
            <text:p>194481</text:p>
          </table:table-cell>
          <table:table-cell table:formula="of:=SUM([.C$8:.C29])" office:value-type="float" office:value="917147" calcext:value-type="float">
            <text:p>917147</text:p>
          </table:table-cell>
          <table:table-cell table:formula="of:=[.D29]-[.F29]" office:value-type="float" office:value="0" calcext:value-type="float">
            <text:p>0</text:p>
          </table:table-cell>
          <table:table-cell table:formula="of:=[.G29]/5+[.H29]/2+[.I29]/3+0*[.J29]-[.K29]/30" office:value-type="float" office:value="917147" calcext:value-type="float">
            <text:p>917147</text:p>
          </table:table-cell>
          <table:table-cell table:formula="of:=[.B29]*[.B29]*[.B29]*[.B29]*[.B29]" office:value-type="float" office:value="4084101" calcext:value-type="float">
            <text:p>4084101</text:p>
          </table:table-cell>
          <table:table-cell table:formula="of:=[.C29]" office:value-type="float" office:value="194481" calcext:value-type="float">
            <text:p>194481</text:p>
          </table:table-cell>
          <table:table-cell table:formula="of:=[.B29]*[.B29]*[.B29]" office:value-type="float" office:value="9261" calcext:value-type="float">
            <text:p>9261</text:p>
          </table:table-cell>
          <table:table-cell table:formula="of:=[.B29]*[.B29]" office:value-type="float" office:value="441" calcext:value-type="float">
            <text:p>441</text:p>
          </table:table-cell>
          <table:table-cell table:formula="of:=[.B29]" office:value-type="float" office:value="21" calcext:value-type="float">
            <text:p>21</text:p>
          </table:table-cell>
          <table:table-cell/>
          <table:table-cell table:formula="of:=(6*[.B29]*[.B29]*[.B29]*[.B29]*[.B29]+15*[.B29]*[.B29]*[.B29]*[.B29]+10*[.B29]*[.B29]*[.B29]-[.B29])/30" office:value-type="float" office:value="917147" calcext:value-type="float">
            <text:p>91714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30]*[.B30]*[.B30]*[.B30]" office:value-type="float" office:value="234256" calcext:value-type="float">
            <text:p>234256</text:p>
          </table:table-cell>
          <table:table-cell table:formula="of:=SUM([.C$8:.C30])" office:value-type="float" office:value="1151403" calcext:value-type="float">
            <text:p>1151403</text:p>
          </table:table-cell>
          <table:table-cell table:formula="of:=[.D30]-[.F30]" office:value-type="float" office:value="0" calcext:value-type="float">
            <text:p>0</text:p>
          </table:table-cell>
          <table:table-cell table:formula="of:=[.G30]/5+[.H30]/2+[.I30]/3+0*[.J30]-[.K30]/30" office:value-type="float" office:value="1151403" calcext:value-type="float">
            <text:p>1151403</text:p>
          </table:table-cell>
          <table:table-cell table:formula="of:=[.B30]*[.B30]*[.B30]*[.B30]*[.B30]" office:value-type="float" office:value="5153632" calcext:value-type="float">
            <text:p>5153632</text:p>
          </table:table-cell>
          <table:table-cell table:formula="of:=[.C30]" office:value-type="float" office:value="234256" calcext:value-type="float">
            <text:p>234256</text:p>
          </table:table-cell>
          <table:table-cell table:formula="of:=[.B30]*[.B30]*[.B30]" office:value-type="float" office:value="10648" calcext:value-type="float">
            <text:p>10648</text:p>
          </table:table-cell>
          <table:table-cell table:formula="of:=[.B30]*[.B30]" office:value-type="float" office:value="484" calcext:value-type="float">
            <text:p>484</text:p>
          </table:table-cell>
          <table:table-cell table:formula="of:=[.B30]" office:value-type="float" office:value="22" calcext:value-type="float">
            <text:p>22</text:p>
          </table:table-cell>
          <table:table-cell/>
          <table:table-cell table:formula="of:=(6*[.B30]*[.B30]*[.B30]*[.B30]*[.B30]+15*[.B30]*[.B30]*[.B30]*[.B30]+10*[.B30]*[.B30]*[.B30]-[.B30])/30" office:value-type="float" office:value="1151403" calcext:value-type="float">
            <text:p>11514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31]*[.B31]*[.B31]*[.B31]" office:value-type="float" office:value="279841" calcext:value-type="float">
            <text:p>279841</text:p>
          </table:table-cell>
          <table:table-cell table:formula="of:=SUM([.C$8:.C31])" office:value-type="float" office:value="1431244" calcext:value-type="float">
            <text:p>1431244</text:p>
          </table:table-cell>
          <table:table-cell table:formula="of:=[.D31]-[.F31]" office:value-type="float" office:value="0" calcext:value-type="float">
            <text:p>0</text:p>
          </table:table-cell>
          <table:table-cell table:formula="of:=[.G31]/5+[.H31]/2+[.I31]/3+0*[.J31]-[.K31]/30" office:value-type="float" office:value="1431244" calcext:value-type="float">
            <text:p>1431244</text:p>
          </table:table-cell>
          <table:table-cell table:formula="of:=[.B31]*[.B31]*[.B31]*[.B31]*[.B31]" office:value-type="float" office:value="6436343" calcext:value-type="float">
            <text:p>6436343</text:p>
          </table:table-cell>
          <table:table-cell table:formula="of:=[.C31]" office:value-type="float" office:value="279841" calcext:value-type="float">
            <text:p>279841</text:p>
          </table:table-cell>
          <table:table-cell table:formula="of:=[.B31]*[.B31]*[.B31]" office:value-type="float" office:value="12167" calcext:value-type="float">
            <text:p>12167</text:p>
          </table:table-cell>
          <table:table-cell table:formula="of:=[.B31]*[.B31]" office:value-type="float" office:value="529" calcext:value-type="float">
            <text:p>529</text:p>
          </table:table-cell>
          <table:table-cell table:formula="of:=[.B31]" office:value-type="float" office:value="23" calcext:value-type="float">
            <text:p>23</text:p>
          </table:table-cell>
          <table:table-cell/>
          <table:table-cell table:formula="of:=(6*[.B31]*[.B31]*[.B31]*[.B31]*[.B31]+15*[.B31]*[.B31]*[.B31]*[.B31]+10*[.B31]*[.B31]*[.B31]-[.B31])/30" office:value-type="float" office:value="1431244" calcext:value-type="float">
            <text:p>143124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32]*[.B32]*[.B32]*[.B32]" office:value-type="float" office:value="331776" calcext:value-type="float">
            <text:p>331776</text:p>
          </table:table-cell>
          <table:table-cell table:formula="of:=SUM([.C$8:.C32])" office:value-type="float" office:value="1763020" calcext:value-type="float">
            <text:p>1763020</text:p>
          </table:table-cell>
          <table:table-cell table:formula="of:=[.D32]-[.F32]" office:value-type="float" office:value="0" calcext:value-type="float">
            <text:p>0</text:p>
          </table:table-cell>
          <table:table-cell table:formula="of:=[.G32]/5+[.H32]/2+[.I32]/3+0*[.J32]-[.K32]/30" office:value-type="float" office:value="1763020" calcext:value-type="float">
            <text:p>1763020</text:p>
          </table:table-cell>
          <table:table-cell table:formula="of:=[.B32]*[.B32]*[.B32]*[.B32]*[.B32]" office:value-type="float" office:value="7962624" calcext:value-type="float">
            <text:p>7962624</text:p>
          </table:table-cell>
          <table:table-cell table:formula="of:=[.C32]" office:value-type="float" office:value="331776" calcext:value-type="float">
            <text:p>331776</text:p>
          </table:table-cell>
          <table:table-cell table:formula="of:=[.B32]*[.B32]*[.B32]" office:value-type="float" office:value="13824" calcext:value-type="float">
            <text:p>13824</text:p>
          </table:table-cell>
          <table:table-cell table:formula="of:=[.B32]*[.B32]" office:value-type="float" office:value="576" calcext:value-type="float">
            <text:p>576</text:p>
          </table:table-cell>
          <table:table-cell table:formula="of:=[.B32]" office:value-type="float" office:value="24" calcext:value-type="float">
            <text:p>24</text:p>
          </table:table-cell>
          <table:table-cell/>
          <table:table-cell table:formula="of:=(6*[.B32]*[.B32]*[.B32]*[.B32]*[.B32]+15*[.B32]*[.B32]*[.B32]*[.B32]+10*[.B32]*[.B32]*[.B32]-[.B32])/30" office:value-type="float" office:value="1763020" calcext:value-type="float">
            <text:p>176302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33]*[.B33]*[.B33]*[.B33]" office:value-type="float" office:value="390625" calcext:value-type="float">
            <text:p>390625</text:p>
          </table:table-cell>
          <table:table-cell table:formula="of:=SUM([.C$8:.C33])" office:value-type="float" office:value="2153645" calcext:value-type="float">
            <text:p>2153645</text:p>
          </table:table-cell>
          <table:table-cell table:formula="of:=[.D33]-[.F33]" office:value-type="float" office:value="0" calcext:value-type="float">
            <text:p>0</text:p>
          </table:table-cell>
          <table:table-cell table:formula="of:=[.G33]/5+[.H33]/2+[.I33]/3+0*[.J33]-[.K33]/30" office:value-type="float" office:value="2153645" calcext:value-type="float">
            <text:p>2153645</text:p>
          </table:table-cell>
          <table:table-cell table:formula="of:=[.B33]*[.B33]*[.B33]*[.B33]*[.B33]" office:value-type="float" office:value="9765625" calcext:value-type="float">
            <text:p>9765625</text:p>
          </table:table-cell>
          <table:table-cell table:formula="of:=[.C33]" office:value-type="float" office:value="390625" calcext:value-type="float">
            <text:p>390625</text:p>
          </table:table-cell>
          <table:table-cell table:formula="of:=[.B33]*[.B33]*[.B33]" office:value-type="float" office:value="15625" calcext:value-type="float">
            <text:p>15625</text:p>
          </table:table-cell>
          <table:table-cell table:formula="of:=[.B33]*[.B33]" office:value-type="float" office:value="625" calcext:value-type="float">
            <text:p>625</text:p>
          </table:table-cell>
          <table:table-cell table:formula="of:=[.B33]" office:value-type="float" office:value="25" calcext:value-type="float">
            <text:p>25</text:p>
          </table:table-cell>
          <table:table-cell/>
          <table:table-cell table:formula="of:=(6*[.B33]*[.B33]*[.B33]*[.B33]*[.B33]+15*[.B33]*[.B33]*[.B33]*[.B33]+10*[.B33]*[.B33]*[.B33]-[.B33])/30" office:value-type="float" office:value="2153645" calcext:value-type="float">
            <text:p>215364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34]*[.B34]*[.B34]*[.B34]" office:value-type="float" office:value="456976" calcext:value-type="float">
            <text:p>456976</text:p>
          </table:table-cell>
          <table:table-cell table:formula="of:=SUM([.C$8:.C34])" office:value-type="float" office:value="2610621" calcext:value-type="float">
            <text:p>2610621</text:p>
          </table:table-cell>
          <table:table-cell table:formula="of:=[.D34]-[.F34]" office:value-type="float" office:value="0" calcext:value-type="float">
            <text:p>0</text:p>
          </table:table-cell>
          <table:table-cell table:formula="of:=[.G34]/5+[.H34]/2+[.I34]/3+0*[.J34]-[.K34]/30" office:value-type="float" office:value="2610621" calcext:value-type="float">
            <text:p>2610621</text:p>
          </table:table-cell>
          <table:table-cell table:formula="of:=[.B34]*[.B34]*[.B34]*[.B34]*[.B34]" office:value-type="float" office:value="11881376" calcext:value-type="float">
            <text:p>11881376</text:p>
          </table:table-cell>
          <table:table-cell table:formula="of:=[.C34]" office:value-type="float" office:value="456976" calcext:value-type="float">
            <text:p>456976</text:p>
          </table:table-cell>
          <table:table-cell table:formula="of:=[.B34]*[.B34]*[.B34]" office:value-type="float" office:value="17576" calcext:value-type="float">
            <text:p>17576</text:p>
          </table:table-cell>
          <table:table-cell table:formula="of:=[.B34]*[.B34]" office:value-type="float" office:value="676" calcext:value-type="float">
            <text:p>676</text:p>
          </table:table-cell>
          <table:table-cell table:formula="of:=[.B34]" office:value-type="float" office:value="26" calcext:value-type="float">
            <text:p>26</text:p>
          </table:table-cell>
          <table:table-cell/>
          <table:table-cell table:formula="of:=(6*[.B34]*[.B34]*[.B34]*[.B34]*[.B34]+15*[.B34]*[.B34]*[.B34]*[.B34]+10*[.B34]*[.B34]*[.B34]-[.B34])/30" office:value-type="float" office:value="2610621" calcext:value-type="float">
            <text:p>261062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35]*[.B35]*[.B35]*[.B35]" office:value-type="float" office:value="531441" calcext:value-type="float">
            <text:p>531441</text:p>
          </table:table-cell>
          <table:table-cell table:formula="of:=SUM([.C$8:.C35])" office:value-type="float" office:value="3142062" calcext:value-type="float">
            <text:p>3142062</text:p>
          </table:table-cell>
          <table:table-cell table:formula="of:=[.D35]-[.F35]" office:value-type="float" office:value="0" calcext:value-type="float">
            <text:p>0</text:p>
          </table:table-cell>
          <table:table-cell table:formula="of:=[.G35]/5+[.H35]/2+[.I35]/3+0*[.J35]-[.K35]/30" office:value-type="float" office:value="3142062" calcext:value-type="float">
            <text:p>3142062</text:p>
          </table:table-cell>
          <table:table-cell table:formula="of:=[.B35]*[.B35]*[.B35]*[.B35]*[.B35]" office:value-type="float" office:value="14348907" calcext:value-type="float">
            <text:p>14348907</text:p>
          </table:table-cell>
          <table:table-cell table:formula="of:=[.C35]" office:value-type="float" office:value="531441" calcext:value-type="float">
            <text:p>531441</text:p>
          </table:table-cell>
          <table:table-cell table:formula="of:=[.B35]*[.B35]*[.B35]" office:value-type="float" office:value="19683" calcext:value-type="float">
            <text:p>19683</text:p>
          </table:table-cell>
          <table:table-cell table:formula="of:=[.B35]*[.B35]" office:value-type="float" office:value="729" calcext:value-type="float">
            <text:p>729</text:p>
          </table:table-cell>
          <table:table-cell table:formula="of:=[.B35]" office:value-type="float" office:value="27" calcext:value-type="float">
            <text:p>27</text:p>
          </table:table-cell>
          <table:table-cell/>
          <table:table-cell table:formula="of:=(6*[.B35]*[.B35]*[.B35]*[.B35]*[.B35]+15*[.B35]*[.B35]*[.B35]*[.B35]+10*[.B35]*[.B35]*[.B35]-[.B35])/30" office:value-type="float" office:value="3142062" calcext:value-type="float">
            <text:p>314206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36]*[.B36]*[.B36]*[.B36]" office:value-type="float" office:value="614656" calcext:value-type="float">
            <text:p>614656</text:p>
          </table:table-cell>
          <table:table-cell table:formula="of:=SUM([.C$8:.C36])" office:value-type="float" office:value="3756718" calcext:value-type="float">
            <text:p>3756718</text:p>
          </table:table-cell>
          <table:table-cell table:formula="of:=[.D36]-[.F36]" office:value-type="float" office:value="0" calcext:value-type="float">
            <text:p>0</text:p>
          </table:table-cell>
          <table:table-cell table:formula="of:=[.G36]/5+[.H36]/2+[.I36]/3+0*[.J36]-[.K36]/30" office:value-type="float" office:value="3756718" calcext:value-type="float">
            <text:p>3756718</text:p>
          </table:table-cell>
          <table:table-cell table:formula="of:=[.B36]*[.B36]*[.B36]*[.B36]*[.B36]" office:value-type="float" office:value="17210368" calcext:value-type="float">
            <text:p>17210368</text:p>
          </table:table-cell>
          <table:table-cell table:formula="of:=[.C36]" office:value-type="float" office:value="614656" calcext:value-type="float">
            <text:p>614656</text:p>
          </table:table-cell>
          <table:table-cell table:formula="of:=[.B36]*[.B36]*[.B36]" office:value-type="float" office:value="21952" calcext:value-type="float">
            <text:p>21952</text:p>
          </table:table-cell>
          <table:table-cell table:formula="of:=[.B36]*[.B36]" office:value-type="float" office:value="784" calcext:value-type="float">
            <text:p>784</text:p>
          </table:table-cell>
          <table:table-cell table:formula="of:=[.B36]" office:value-type="float" office:value="28" calcext:value-type="float">
            <text:p>28</text:p>
          </table:table-cell>
          <table:table-cell/>
          <table:table-cell table:formula="of:=(6*[.B36]*[.B36]*[.B36]*[.B36]*[.B36]+15*[.B36]*[.B36]*[.B36]*[.B36]+10*[.B36]*[.B36]*[.B36]-[.B36])/30" office:value-type="float" office:value="3756718" calcext:value-type="float">
            <text:p>375671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37]*[.B37]*[.B37]*[.B37]" office:value-type="float" office:value="707281" calcext:value-type="float">
            <text:p>707281</text:p>
          </table:table-cell>
          <table:table-cell table:formula="of:=SUM([.C$8:.C37])" office:value-type="float" office:value="4463999" calcext:value-type="float">
            <text:p>4463999</text:p>
          </table:table-cell>
          <table:table-cell table:formula="of:=[.D37]-[.F37]" office:value-type="float" office:value="0" calcext:value-type="float">
            <text:p>0</text:p>
          </table:table-cell>
          <table:table-cell table:formula="of:=[.G37]/5+[.H37]/2+[.I37]/3+0*[.J37]-[.K37]/30" office:value-type="float" office:value="4463999" calcext:value-type="float">
            <text:p>4463999</text:p>
          </table:table-cell>
          <table:table-cell table:formula="of:=[.B37]*[.B37]*[.B37]*[.B37]*[.B37]" office:value-type="float" office:value="20511149" calcext:value-type="float">
            <text:p>20511149</text:p>
          </table:table-cell>
          <table:table-cell table:formula="of:=[.C37]" office:value-type="float" office:value="707281" calcext:value-type="float">
            <text:p>707281</text:p>
          </table:table-cell>
          <table:table-cell table:formula="of:=[.B37]*[.B37]*[.B37]" office:value-type="float" office:value="24389" calcext:value-type="float">
            <text:p>24389</text:p>
          </table:table-cell>
          <table:table-cell table:formula="of:=[.B37]*[.B37]" office:value-type="float" office:value="841" calcext:value-type="float">
            <text:p>841</text:p>
          </table:table-cell>
          <table:table-cell table:formula="of:=[.B37]" office:value-type="float" office:value="29" calcext:value-type="float">
            <text:p>29</text:p>
          </table:table-cell>
          <table:table-cell/>
          <table:table-cell table:formula="of:=(6*[.B37]*[.B37]*[.B37]*[.B37]*[.B37]+15*[.B37]*[.B37]*[.B37]*[.B37]+10*[.B37]*[.B37]*[.B37]-[.B37])/30" office:value-type="float" office:value="4463999" calcext:value-type="float">
            <text:p>446399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38]*[.B38]*[.B38]*[.B38]" office:value-type="float" office:value="810000" calcext:value-type="float">
            <text:p>810000</text:p>
          </table:table-cell>
          <table:table-cell table:formula="of:=SUM([.C$8:.C38])" office:value-type="float" office:value="5273999" calcext:value-type="float">
            <text:p>5273999</text:p>
          </table:table-cell>
          <table:table-cell table:formula="of:=[.D38]-[.F38]" office:value-type="float" office:value="0" calcext:value-type="float">
            <text:p>0</text:p>
          </table:table-cell>
          <table:table-cell table:formula="of:=[.G38]/5+[.H38]/2+[.I38]/3+0*[.J38]-[.K38]/30" office:value-type="float" office:value="5273999" calcext:value-type="float">
            <text:p>5273999</text:p>
          </table:table-cell>
          <table:table-cell table:formula="of:=[.B38]*[.B38]*[.B38]*[.B38]*[.B38]" office:value-type="float" office:value="24300000" calcext:value-type="float">
            <text:p>24300000</text:p>
          </table:table-cell>
          <table:table-cell table:formula="of:=[.C38]" office:value-type="float" office:value="810000" calcext:value-type="float">
            <text:p>810000</text:p>
          </table:table-cell>
          <table:table-cell table:formula="of:=[.B38]*[.B38]*[.B38]" office:value-type="float" office:value="27000" calcext:value-type="float">
            <text:p>27000</text:p>
          </table:table-cell>
          <table:table-cell table:formula="of:=[.B38]*[.B38]" office:value-type="float" office:value="900" calcext:value-type="float">
            <text:p>900</text:p>
          </table:table-cell>
          <table:table-cell table:formula="of:=[.B38]" office:value-type="float" office:value="30" calcext:value-type="float">
            <text:p>30</text:p>
          </table:table-cell>
          <table:table-cell/>
          <table:table-cell table:formula="of:=(6*[.B38]*[.B38]*[.B38]*[.B38]*[.B38]+15*[.B38]*[.B38]*[.B38]*[.B38]+10*[.B38]*[.B38]*[.B38]-[.B38])/30" office:value-type="float" office:value="5273999" calcext:value-type="float">
            <text:p>527399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39]*[.B39]*[.B39]*[.B39]" office:value-type="float" office:value="923521" calcext:value-type="float">
            <text:p>923521</text:p>
          </table:table-cell>
          <table:table-cell table:formula="of:=SUM([.C$8:.C39])" office:value-type="float" office:value="6197520" calcext:value-type="float">
            <text:p>6197520</text:p>
          </table:table-cell>
          <table:table-cell table:formula="of:=[.D39]-[.F39]" office:value-type="float" office:value="0" calcext:value-type="float">
            <text:p>0</text:p>
          </table:table-cell>
          <table:table-cell table:formula="of:=[.G39]/5+[.H39]/2+[.I39]/3+0*[.J39]-[.K39]/30" office:value-type="float" office:value="6197520" calcext:value-type="float">
            <text:p>6197520</text:p>
          </table:table-cell>
          <table:table-cell table:formula="of:=[.B39]*[.B39]*[.B39]*[.B39]*[.B39]" office:value-type="float" office:value="28629151" calcext:value-type="float">
            <text:p>28629151</text:p>
          </table:table-cell>
          <table:table-cell table:formula="of:=[.C39]" office:value-type="float" office:value="923521" calcext:value-type="float">
            <text:p>923521</text:p>
          </table:table-cell>
          <table:table-cell table:formula="of:=[.B39]*[.B39]*[.B39]" office:value-type="float" office:value="29791" calcext:value-type="float">
            <text:p>29791</text:p>
          </table:table-cell>
          <table:table-cell table:formula="of:=[.B39]*[.B39]" office:value-type="float" office:value="961" calcext:value-type="float">
            <text:p>961</text:p>
          </table:table-cell>
          <table:table-cell table:formula="of:=[.B39]" office:value-type="float" office:value="31" calcext:value-type="float">
            <text:p>31</text:p>
          </table:table-cell>
          <table:table-cell/>
          <table:table-cell table:formula="of:=(6*[.B39]*[.B39]*[.B39]*[.B39]*[.B39]+15*[.B39]*[.B39]*[.B39]*[.B39]+10*[.B39]*[.B39]*[.B39]-[.B39])/30" office:value-type="float" office:value="6197520" calcext:value-type="float">
            <text:p>619752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40]*[.B40]*[.B40]*[.B40]" office:value-type="float" office:value="1048576" calcext:value-type="float">
            <text:p>1048576</text:p>
          </table:table-cell>
          <table:table-cell table:formula="of:=SUM([.C$8:.C40])" office:value-type="float" office:value="7246096" calcext:value-type="float">
            <text:p>7246096</text:p>
          </table:table-cell>
          <table:table-cell table:formula="of:=[.D40]-[.F40]" office:value-type="float" office:value="0" calcext:value-type="float">
            <text:p>0</text:p>
          </table:table-cell>
          <table:table-cell table:formula="of:=[.G40]/5+[.H40]/2+[.I40]/3+0*[.J40]-[.K40]/30" office:value-type="float" office:value="7246096" calcext:value-type="float">
            <text:p>7246096</text:p>
          </table:table-cell>
          <table:table-cell table:formula="of:=[.B40]*[.B40]*[.B40]*[.B40]*[.B40]" office:value-type="float" office:value="33554432" calcext:value-type="float">
            <text:p>33554432</text:p>
          </table:table-cell>
          <table:table-cell table:formula="of:=[.C40]" office:value-type="float" office:value="1048576" calcext:value-type="float">
            <text:p>1048576</text:p>
          </table:table-cell>
          <table:table-cell table:formula="of:=[.B40]*[.B40]*[.B40]" office:value-type="float" office:value="32768" calcext:value-type="float">
            <text:p>32768</text:p>
          </table:table-cell>
          <table:table-cell table:formula="of:=[.B40]*[.B40]" office:value-type="float" office:value="1024" calcext:value-type="float">
            <text:p>1024</text:p>
          </table:table-cell>
          <table:table-cell table:formula="of:=[.B40]" office:value-type="float" office:value="32" calcext:value-type="float">
            <text:p>32</text:p>
          </table:table-cell>
          <table:table-cell/>
          <table:table-cell table:formula="of:=(6*[.B40]*[.B40]*[.B40]*[.B40]*[.B40]+15*[.B40]*[.B40]*[.B40]*[.B40]+10*[.B40]*[.B40]*[.B40]-[.B40])/30" office:value-type="float" office:value="7246096" calcext:value-type="float">
            <text:p>724609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41]*[.B41]*[.B41]*[.B41]" office:value-type="float" office:value="1185921" calcext:value-type="float">
            <text:p>1185921</text:p>
          </table:table-cell>
          <table:table-cell table:formula="of:=SUM([.C$8:.C41])" office:value-type="float" office:value="8432017" calcext:value-type="float">
            <text:p>8432017</text:p>
          </table:table-cell>
          <table:table-cell table:formula="of:=[.D41]-[.F41]" office:value-type="float" office:value="0" calcext:value-type="float">
            <text:p>0</text:p>
          </table:table-cell>
          <table:table-cell table:formula="of:=[.G41]/5+[.H41]/2+[.I41]/3+0*[.J41]-[.K41]/30" office:value-type="float" office:value="8432017" calcext:value-type="float">
            <text:p>8432017</text:p>
          </table:table-cell>
          <table:table-cell table:formula="of:=[.B41]*[.B41]*[.B41]*[.B41]*[.B41]" office:value-type="float" office:value="39135393" calcext:value-type="float">
            <text:p>39135393</text:p>
          </table:table-cell>
          <table:table-cell table:formula="of:=[.C41]" office:value-type="float" office:value="1185921" calcext:value-type="float">
            <text:p>1185921</text:p>
          </table:table-cell>
          <table:table-cell table:formula="of:=[.B41]*[.B41]*[.B41]" office:value-type="float" office:value="35937" calcext:value-type="float">
            <text:p>35937</text:p>
          </table:table-cell>
          <table:table-cell table:formula="of:=[.B41]*[.B41]" office:value-type="float" office:value="1089" calcext:value-type="float">
            <text:p>1089</text:p>
          </table:table-cell>
          <table:table-cell table:formula="of:=[.B41]" office:value-type="float" office:value="33" calcext:value-type="float">
            <text:p>33</text:p>
          </table:table-cell>
          <table:table-cell/>
          <table:table-cell table:formula="of:=(6*[.B41]*[.B41]*[.B41]*[.B41]*[.B41]+15*[.B41]*[.B41]*[.B41]*[.B41]+10*[.B41]*[.B41]*[.B41]-[.B41])/30" office:value-type="float" office:value="8432017" calcext:value-type="float">
            <text:p>843201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42]*[.B42]*[.B42]*[.B42]" office:value-type="float" office:value="1336336" calcext:value-type="float">
            <text:p>1336336</text:p>
          </table:table-cell>
          <table:table-cell table:formula="of:=SUM([.C$8:.C42])" office:value-type="float" office:value="9768353" calcext:value-type="float">
            <text:p>9768353</text:p>
          </table:table-cell>
          <table:table-cell table:formula="of:=[.D42]-[.F42]" office:value-type="float" office:value="0" calcext:value-type="float">
            <text:p>0</text:p>
          </table:table-cell>
          <table:table-cell table:formula="of:=[.G42]/5+[.H42]/2+[.I42]/3+0*[.J42]-[.K42]/30" office:value-type="float" office:value="9768353" calcext:value-type="float">
            <text:p>9768353</text:p>
          </table:table-cell>
          <table:table-cell table:formula="of:=[.B42]*[.B42]*[.B42]*[.B42]*[.B42]" office:value-type="float" office:value="45435424" calcext:value-type="float">
            <text:p>45435424</text:p>
          </table:table-cell>
          <table:table-cell table:formula="of:=[.C42]" office:value-type="float" office:value="1336336" calcext:value-type="float">
            <text:p>1336336</text:p>
          </table:table-cell>
          <table:table-cell table:formula="of:=[.B42]*[.B42]*[.B42]" office:value-type="float" office:value="39304" calcext:value-type="float">
            <text:p>39304</text:p>
          </table:table-cell>
          <table:table-cell table:formula="of:=[.B42]*[.B42]" office:value-type="float" office:value="1156" calcext:value-type="float">
            <text:p>1156</text:p>
          </table:table-cell>
          <table:table-cell table:formula="of:=[.B42]" office:value-type="float" office:value="34" calcext:value-type="float">
            <text:p>34</text:p>
          </table:table-cell>
          <table:table-cell/>
          <table:table-cell table:formula="of:=(6*[.B42]*[.B42]*[.B42]*[.B42]*[.B42]+15*[.B42]*[.B42]*[.B42]*[.B42]+10*[.B42]*[.B42]*[.B42]-[.B42])/30" office:value-type="float" office:value="9768353" calcext:value-type="float">
            <text:p>976835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43]*[.B43]*[.B43]*[.B43]" office:value-type="float" office:value="1500625" calcext:value-type="float">
            <text:p>1500625</text:p>
          </table:table-cell>
          <table:table-cell table:formula="of:=SUM([.C$8:.C43])" office:value-type="float" office:value="11268978" calcext:value-type="float">
            <text:p>11268978</text:p>
          </table:table-cell>
          <table:table-cell table:formula="of:=[.D43]-[.F43]" office:value-type="float" office:value="0" calcext:value-type="float">
            <text:p>0</text:p>
          </table:table-cell>
          <table:table-cell table:formula="of:=[.G43]/5+[.H43]/2+[.I43]/3+0*[.J43]-[.K43]/30" office:value-type="float" office:value="11268978" calcext:value-type="float">
            <text:p>11268978</text:p>
          </table:table-cell>
          <table:table-cell table:formula="of:=[.B43]*[.B43]*[.B43]*[.B43]*[.B43]" office:value-type="float" office:value="52521875" calcext:value-type="float">
            <text:p>52521875</text:p>
          </table:table-cell>
          <table:table-cell table:formula="of:=[.C43]" office:value-type="float" office:value="1500625" calcext:value-type="float">
            <text:p>1500625</text:p>
          </table:table-cell>
          <table:table-cell table:formula="of:=[.B43]*[.B43]*[.B43]" office:value-type="float" office:value="42875" calcext:value-type="float">
            <text:p>42875</text:p>
          </table:table-cell>
          <table:table-cell table:formula="of:=[.B43]*[.B43]" office:value-type="float" office:value="1225" calcext:value-type="float">
            <text:p>1225</text:p>
          </table:table-cell>
          <table:table-cell table:formula="of:=[.B43]" office:value-type="float" office:value="35" calcext:value-type="float">
            <text:p>35</text:p>
          </table:table-cell>
          <table:table-cell/>
          <table:table-cell table:formula="of:=(6*[.B43]*[.B43]*[.B43]*[.B43]*[.B43]+15*[.B43]*[.B43]*[.B43]*[.B43]+10*[.B43]*[.B43]*[.B43]-[.B43])/30" office:value-type="float" office:value="11268978" calcext:value-type="float">
            <text:p>11268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5T15:19:05.531111079</meta:creation-date>
    <dc:date>2020-11-15T16:12:48.280022717</dc:date>
    <meta:editing-duration>PT2M1S</meta:editing-duration>
    <meta:editing-cycles>1</meta:editing-cycles>
    <meta:document-statistic meta:table-count="1" meta:cell-count="407" meta:object-count="0"/>
    <meta:generator>LibreOffice/6.0.7.3$Linux_X86_64 LibreOffice_project/00m0$Build-3</meta:generator>
  </office:meta>
</office:document-meta>
</file>